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99ff33" officeooo:rsid="0007b929" officeooo:paragraph-rsid="0007b929"/>
    </style:style>
    <style:style style:name="T1" style:family="text">
      <style:text-properties fo:color="#ff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,DURKESHWARN,<text:span text:style-name="T1">P,MUTHUMAR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1:13:40.625679234</meta:creation-date>
    <dc:date>2016-07-11T21:31:03.632407061</dc:date>
    <meta:editing-duration>PT2M12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  <meta:generator>LibreOffice/4.2.8.2$Linux_x86 LibreOffice_project/420m0$Build-2</meta:generator>
  </office:meta>
</office:document-meta>
</file>